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ASK <text:s text:c="12"/>PRI <text:s text:c="3"/>PERIOD <text:s text:c="3"/>RUNS <text:s text:c="2"/>AVG DUR <text:s text:c="2"/>MAX DUR <text:s/>AVG LATE <text:s/>MAX LATE</text:p>
          </table:table-cell>
        </table:table-row>
        <table:table-row table:style-name="ro1">
          <table:table-cell office:value-type="string" calcext:value-type="string">
            <text:p>Task_1 <text:s text:c="12"/>5 <text:s text:c="6"/>2.0 <text:s text:c="3"/>6152 <text:s text:c="4"/>0.137 <text:s text:c="4"/>0.305 <text:s text:c="4"/>0.656 <text:s text:c="3"/>15.279</text:p>
          </table:table-cell>
        </table:table-row>
        <table:table-row table:style-name="ro1">
          <table:table-cell office:value-type="string" calcext:value-type="string">
            <text:p>Task_3 <text:s text:c="12"/>5 <text:s text:c="6"/>2.0 <text:s text:c="3"/>6151 <text:s text:c="4"/>0.137 <text:s text:c="4"/>0.295 <text:s text:c="4"/>0.653 <text:s text:c="3"/>14.548</text:p>
          </table:table-cell>
        </table:table-row>
        <table:table-row table:style-name="ro1">
          <table:table-cell office:value-type="string" calcext:value-type="string">
            <text:p>Task_2 <text:s text:c="12"/>3 <text:s text:c="5"/>20.0 <text:s text:c="4"/>615 <text:s text:c="4"/>0.231 <text:s text:c="4"/>0.582 <text:s text:c="4"/>0.835 <text:s text:c="3"/>29.721</text:p>
          </table:table-cell>
        </table:table-row>
        <table:table-row table:style-name="ro1">
          <table:table-cell office:value-type="string" calcext:value-type="string">
            <text:p>Task_4 <text:s text:c="12"/>3 <text:s text:c="5"/>20.0 <text:s text:c="4"/>615 <text:s text:c="4"/>0.222 <text:s text:c="4"/>0.560 <text:s text:c="4"/>1.383 <text:s text:c="3"/>31.007</text:p>
          </table:table-cell>
        </table:table-row>
        <table:table-row table:style-name="ro1">
          <table:table-cell office:value-type="string" calcext:value-type="string">
            <text:p>Task_5 <text:s text:c="12"/>1 <text:s text:c="5"/>50.0 <text:s text:c="4"/>245 <text:s text:c="4"/>2.308 <text:s text:c="4"/>7.349 <text:s text:c="4"/>1.955 <text:s text:c="3"/>25.050</text:p>
          </table:table-cell>
        </table:table-row>
        <table:table-row table:style-name="ro1">
          <table:table-cell office:value-type="string" calcext:value-type="string">
            <text:p>Printing <text:s text:c="10"/>0 <text:s text:c="8"/>- <text:s text:c="6"/>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Print_Queue <text:s/>Queue <text:s text:c="5"/>100 R:0 W:0</text:p>
          </table:table-cell>
        </table:table-row>
        <table:table-row table:style-name="ro1">
          <table:table-cell office:value-type="string" calcext:value-type="string">
            <text:p>Share_0_enc_1_position Share</text:p>
          </table:table-cell>
        </table:table-row>
        <table:table-row table:style-name="ro1">
          <table:table-cell office:value-type="string" calcext:value-type="string">
            <text:p>Share_0_enc_2_position Share</text:p>
          </table:table-cell>
        </table:table-row>
        <table:table-row table:style-name="ro1">
          <table:table-cell office:value-type="string" calcext:value-type="string">
            <text:p>Run_Intertask_Comm_Variable Share</text:p>
          </table:table-cell>
        </table:table-row>
        <table:table-row table:style-name="ro1">
          <table:table-cell office:value-type="string" calcext:value-type="string">
            <text:p>Task Task_1: not traced</text:p>
          </table:table-cell>
        </table:table-row>
        <table:table-row table:style-name="ro1" table:number-rows-repeated="31">
          <table:table-cell/>
        </table:table-row>
        <table:table-row table:style-name="ro1">
          <table:table-cell office:value-type="string" calcext:value-type="string">
            <text:p>Print_Queue <text:s/>Queue <text:s text:c="5"/>100 R:0 W:0</text:p>
          </table:table-cell>
        </table:table-row>
        <table:table-row table:style-name="ro1">
          <table:table-cell office:value-type="string" calcext:value-type="string">
            <text:p>Share_0_enc_1_position Share</text:p>
          </table:table-cell>
        </table:table-row>
        <table:table-row table:style-name="ro1">
          <table:table-cell office:value-type="string" calcext:value-type="string">
            <text:p>Share_0_enc_2_position Share</text:p>
          </table:table-cell>
        </table:table-row>
        <table:table-row table:style-name="ro1">
          <table:table-cell office:value-type="string" calcext:value-type="string">
            <text:p>Run_Intertask_Comm_Variable Share</text:p>
          </table:table-cell>
        </table:table-row>
        <table:table-row table:style-name="ro1">
          <table:table-cell office:value-type="string" calcext:value-type="string">
            <text:p>Task Task_1: not trac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2:27:40.841188489</meta:creation-date>
    <dc:date>2018-02-07T23:49:24.168848844</dc:date>
    <meta:editing-duration>PT1H21M44S</meta:editing-duration>
    <meta:editing-cycles>1</meta:editing-cycles>
    <meta:document-statistic meta:table-count="1" meta:cell-count="17" meta:object-count="0"/>
    <meta:generator>LibreOffice/5.1.6.2$Linux_X86_64 LibreOffice_project/10m0$Build-2</meta:generator>
  </office:meta>
</office:document-meta>
</file>